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bd58" officeooo:paragraph-rsid="000cfae5"/>
    </style:style>
    <style:style style:name="P2" style:family="paragraph" style:parent-style-name="Standard">
      <style:text-properties fo:language="en" fo:country="GB" officeooo:rsid="0007bd58" officeooo:paragraph-rsid="0007bd58"/>
    </style:style>
    <style:style style:name="P3" style:family="paragraph" style:parent-style-name="Standard">
      <style:text-properties fo:language="en" fo:country="GB" officeooo:rsid="0007bd58" officeooo:paragraph-rsid="00172e8d"/>
    </style:style>
    <style:style style:name="P4" style:family="paragraph" style:parent-style-name="Standard">
      <style:text-properties fo:language="en" fo:country="GB" officeooo:rsid="0008efea" officeooo:paragraph-rsid="0008efea"/>
    </style:style>
    <style:style style:name="P5" style:family="paragraph" style:parent-style-name="Standard">
      <style:text-properties fo:language="en" fo:country="GB" officeooo:rsid="001534b0" officeooo:paragraph-rsid="001534b0"/>
    </style:style>
    <style:style style:name="P6" style:family="paragraph" style:parent-style-name="Standard">
      <style:text-properties fo:language="en" fo:country="GB" fo:font-style="italic" officeooo:rsid="0019ea5f" officeooo:paragraph-rsid="0019ea5f" style:font-style-asian="italic" style:font-style-complex="italic"/>
    </style:style>
    <style:style style:name="P7" style:family="paragraph" style:parent-style-name="Standard">
      <style:text-properties fo:language="en" fo:country="GB" fo:font-style="italic" officeooo:rsid="001a1e0b" officeooo:paragraph-rsid="001a1e0b" style:font-style-asian="italic" style:font-style-complex="italic"/>
    </style:style>
    <style:style style:name="P8" style:family="paragraph" style:parent-style-name="Standard">
      <style:text-properties fo:language="en" fo:country="GB" fo:font-weight="bold" officeooo:rsid="001534b0" officeooo:paragraph-rsid="001534b0" style:font-weight-asian="bold" style:font-weight-complex="bold"/>
    </style:style>
    <style:style style:name="P9" style:family="paragraph" style:parent-style-name="Standard">
      <style:text-properties fo:language="en" fo:country="GB" fo:font-weight="bold" officeooo:rsid="001aee1a" officeooo:paragraph-rsid="001aee1a" style:font-weight-asian="bold" style:font-weight-complex="bold"/>
    </style:style>
    <style:style style:name="P10" style:family="paragraph" style:parent-style-name="Standard">
      <style:text-properties fo:language="en" fo:country="GB" officeooo:rsid="001aee1a" officeooo:paragraph-rsid="001aee1a"/>
    </style:style>
    <style:style style:name="P11" style:family="paragraph" style:parent-style-name="Standard">
      <style:text-properties fo:font-weight="bold" officeooo:paragraph-rsid="0007bd58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20cb63" officeooo:paragraph-rsid="0020cb63" style:font-weight-asian="bold" style:font-weight-complex="bold"/>
    </style:style>
    <style:style style:name="P13" style:family="paragraph" style:parent-style-name="Standard" style:list-style-name="L1">
      <style:text-properties officeooo:paragraph-rsid="0011fdb4"/>
    </style:style>
    <style:style style:name="P14" style:family="paragraph" style:parent-style-name="Standard" style:list-style-name="L1">
      <style:text-properties fo:language="en" fo:country="GB" officeooo:rsid="0007bd58" officeooo:paragraph-rsid="0007bd58"/>
    </style:style>
    <style:style style:name="P15" style:family="paragraph" style:parent-style-name="Standard" style:list-style-name="L1">
      <style:text-properties fo:language="en" fo:country="GB" officeooo:rsid="0007bd58" officeooo:paragraph-rsid="0011fdb4"/>
    </style:style>
    <style:style style:name="P16" style:family="paragraph" style:parent-style-name="Standard" style:list-style-name="L1">
      <style:paragraph-properties>
        <style:tab-stops>
          <style:tab-stop style:position="1.085cm"/>
        </style:tab-stops>
      </style:paragraph-properties>
      <style:text-properties fo:language="en" fo:country="GB" officeooo:rsid="0007bd58" officeooo:paragraph-rsid="0007bd58"/>
    </style:style>
    <style:style style:name="P17" style:family="paragraph" style:parent-style-name="Standard" style:list-style-name="L1">
      <style:paragraph-properties>
        <style:tab-stops>
          <style:tab-stop style:position="1.085cm"/>
        </style:tab-stops>
      </style:paragraph-properties>
      <style:text-properties fo:language="en" fo:country="GB" officeooo:rsid="0007bd58" officeooo:paragraph-rsid="001aee1a"/>
    </style:style>
    <style:style style:name="P18" style:family="paragraph" style:parent-style-name="Standard" style:list-style-name="L3">
      <style:text-properties fo:language="en" fo:country="GB" officeooo:rsid="0007bd58" officeooo:paragraph-rsid="00172e8d"/>
    </style:style>
    <style:style style:name="P19" style:family="paragraph" style:parent-style-name="Standard" style:list-style-name="L5">
      <style:text-properties fo:language="en" fo:country="GB" officeooo:rsid="0007bd58" officeooo:paragraph-rsid="0007bd58"/>
    </style:style>
    <style:style style:name="P20" style:family="paragraph" style:parent-style-name="Standard" style:list-style-name="L1">
      <style:paragraph-properties>
        <style:tab-stops>
          <style:tab-stop style:position="1.085cm"/>
        </style:tab-stops>
      </style:paragraph-properties>
      <style:text-properties fo:language="en" fo:country="GB" officeooo:rsid="001534b0" officeooo:paragraph-rsid="001aee1a"/>
    </style:style>
    <style:style style:name="P21" style:family="paragraph" style:parent-style-name="Standard" style:list-style-name="L1">
      <style:text-properties fo:language="en" fo:country="GB" officeooo:rsid="001534b0" officeooo:paragraph-rsid="001534b0"/>
    </style:style>
    <style:style style:name="P22" style:family="paragraph" style:parent-style-name="Standard" style:list-style-name="L1">
      <style:text-properties fo:language="en" fo:country="GB" officeooo:rsid="0011fdb4" officeooo:paragraph-rsid="001aee1a"/>
    </style:style>
    <style:style style:name="P23" style:family="paragraph" style:parent-style-name="Standard" style:list-style-name="L1">
      <style:text-properties fo:language="en" fo:country="GB" officeooo:rsid="0011fdb4" officeooo:paragraph-rsid="0011fdb4"/>
    </style:style>
    <style:style style:name="P24" style:family="paragraph" style:parent-style-name="Standard" style:list-style-name="L1">
      <style:paragraph-properties>
        <style:tab-stops>
          <style:tab-stop style:position="1.085cm"/>
        </style:tab-stops>
      </style:paragraph-properties>
      <style:text-properties fo:language="en" fo:country="GB" officeooo:rsid="0011fdb4" officeooo:paragraph-rsid="001aee1a"/>
    </style:style>
    <style:style style:name="P25" style:family="paragraph" style:parent-style-name="Standard" style:list-style-name="L1">
      <style:paragraph-properties>
        <style:tab-stops>
          <style:tab-stop style:position="1.085cm"/>
        </style:tab-stops>
      </style:paragraph-properties>
      <style:text-properties fo:language="en" fo:country="GB" officeooo:rsid="0011fdb4" officeooo:paragraph-rsid="0011fdb4"/>
    </style:style>
    <style:style style:name="P26" style:family="paragraph" style:parent-style-name="Standard" style:list-style-name="L1">
      <style:text-properties fo:language="en" fo:country="GB" officeooo:rsid="00138dad" officeooo:paragraph-rsid="00138dad"/>
    </style:style>
    <style:style style:name="P27" style:family="paragraph" style:parent-style-name="Standard" style:list-style-name="L2">
      <style:text-properties fo:language="en" fo:country="GB" officeooo:rsid="0010903c" officeooo:paragraph-rsid="000f60b3" fo:background-color="transparent"/>
    </style:style>
    <style:style style:name="P28" style:family="paragraph" style:parent-style-name="Standard" style:list-style-name="L2">
      <style:text-properties fo:language="en" fo:country="GB" officeooo:rsid="0010903c" officeooo:paragraph-rsid="0017a800" fo:background-color="transparent"/>
    </style:style>
    <style:style style:name="P29" style:family="paragraph" style:parent-style-name="Standard" style:list-style-name="L2">
      <style:text-properties fo:language="en" fo:country="GB" officeooo:rsid="0010903c" officeooo:paragraph-rsid="00172e8d" fo:background-color="transparent"/>
    </style:style>
    <style:style style:name="P30" style:family="paragraph" style:parent-style-name="Standard" style:list-style-name="L2">
      <style:text-properties fo:language="en" fo:country="GB" officeooo:rsid="000c96bc" officeooo:paragraph-rsid="000f60b3"/>
    </style:style>
    <style:style style:name="P31" style:family="paragraph" style:parent-style-name="Standard" style:list-style-name="L2">
      <style:text-properties fo:language="en" fo:country="GB" officeooo:rsid="000c96bc" officeooo:paragraph-rsid="001105a4"/>
    </style:style>
    <style:style style:name="P32" style:family="paragraph" style:parent-style-name="Standard" style:list-style-name="L2">
      <style:text-properties fo:language="en" fo:country="GB" officeooo:rsid="000c9911" officeooo:paragraph-rsid="000f60b3"/>
    </style:style>
    <style:style style:name="P33" style:family="paragraph" style:parent-style-name="Standard" style:list-style-name="L2">
      <style:text-properties fo:language="en" fo:country="GB" officeooo:rsid="000c9911" officeooo:paragraph-rsid="001105a4"/>
    </style:style>
    <style:style style:name="P34" style:family="paragraph" style:parent-style-name="Standard" style:list-style-name="L2">
      <style:text-properties fo:language="en" fo:country="GB" officeooo:rsid="0017a800" officeooo:paragraph-rsid="0017a800"/>
    </style:style>
    <style:style style:name="P35" style:family="paragraph" style:parent-style-name="Standard" style:list-style-name="L4">
      <style:text-properties fo:language="en" fo:country="GB" officeooo:rsid="00195050" officeooo:paragraph-rsid="00195050"/>
    </style:style>
    <style:style style:name="P36" style:family="paragraph" style:parent-style-name="Standard" style:list-style-name="L4">
      <style:text-properties fo:language="en" fo:country="GB" officeooo:rsid="00195050" officeooo:paragraph-rsid="001aee1a"/>
    </style:style>
    <style:style style:name="P37" style:family="paragraph" style:parent-style-name="Standard" style:list-style-name="L6">
      <style:text-properties fo:language="en" fo:country="GB" officeooo:rsid="001a1e0b" officeooo:paragraph-rsid="001a1e0b"/>
    </style:style>
    <style:style style:name="P38" style:family="paragraph" style:parent-style-name="Standard" style:list-style-name="L2">
      <style:text-properties officeooo:paragraph-rsid="0017a800"/>
    </style:style>
    <style:style style:name="P39" style:family="paragraph" style:parent-style-name="Standard" style:list-style-name="L2">
      <style:text-properties officeooo:rsid="0017a800" officeooo:paragraph-rsid="0017a800"/>
    </style:style>
    <style:style style:name="T1" style:family="text">
      <style:text-properties officeooo:rsid="0010903c" fo:background-color="transparent" loext:char-shading-value="0"/>
    </style:style>
    <style:style style:name="T2" style:family="text">
      <style:text-properties officeooo:rsid="000c96bc" fo:background-color="transparent" loext:char-shading-value="0"/>
    </style:style>
    <style:style style:name="T3" style:family="text">
      <style:text-properties officeooo:rsid="000c9911" fo:background-color="transparent" loext:char-shading-value="0"/>
    </style:style>
    <style:style style:name="T4" style:family="text">
      <style:text-properties officeooo:rsid="000f60b3"/>
    </style:style>
    <style:style style:name="T5" style:family="text">
      <style:text-properties fo:language="en" fo:country="GB"/>
    </style:style>
    <style:style style:name="T6" style:family="text">
      <style:text-properties fo:language="en" fo:country="GB" officeooo:rsid="0007bd58"/>
    </style:style>
    <style:style style:name="T7" style:family="text">
      <style:text-properties fo:language="en" fo:country="GB" officeooo:rsid="001534b0"/>
    </style:style>
    <style:style style:name="T8" style:family="text">
      <style:text-properties fo:language="en" fo:country="GB" officeooo:rsid="0010903c" fo:background-color="transparent" loext:char-shading-value="0"/>
    </style:style>
    <style:style style:name="T9" style:family="text">
      <style:text-properties fo:language="en" fo:country="GB" officeooo:rsid="000cfae5" fo:background-color="transparent" loext:char-shading-value="0"/>
    </style:style>
    <style:style style:name="T10" style:family="text">
      <style:text-properties fo:language="en" fo:country="GB" officeooo:rsid="0011fdb4"/>
    </style:style>
    <style:style style:name="T11" style:family="text">
      <style:text-properties fo:language="en" fo:country="GB" officeooo:rsid="00138dad"/>
    </style:style>
    <style:style style:name="T12" style:family="text">
      <style:text-properties officeooo:rsid="001a1e0b"/>
    </style:style>
    <style:style style:name="T13" style:family="text">
      <style:text-properties officeooo:rsid="001ed222"/>
    </style:style>
    <style:style style:name="T14" style:family="text">
      <style:text-properties officeooo:rsid="00236e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7">D</text:span><text:span text:style-name="T6">own-syndrome</text:span></text:p>
      <text:list xml:id="list6474745004070413761" text:style-name="L1">
        <text:list-header>
          <text:p text:style-name="P14"/>
          <text:list>
            <text:list-item>
              <text:p text:style-name="P14"><text:span text:style-name="T13">How</text:span> important is the life of a down syndrome child.</text:p>
            </text:list-item>
            <text:list-item>
              <text:p text:style-name="P15"><text:span text:style-name="T13">How</text:span> terrible is to lose a fetus with down syndrome.</text:p>
            </text:list-item>
            <text:list-item>
              <text:p text:style-name="P16"><text:span text:style-name="T13">How</text:span> terrible is to abort voluntarily abort a fetus with down syndrome.</text:p>
            </text:list-item>
            <text:list-item>
              <text:p text:style-name="P17"><text:span text:style-name="T13">How</text:span> hard is to have a fetus with down syndrome.</text:p>
            </text:list-item>
            <text:list-item>
              <text:p text:style-name="P17"><text:span text:style-name="T13">How</text:span> scary is to have a fetus with down syndrome</text:p>
            </text:list-item>
            <text:list-item>
              <text:p text:style-name="P20">Would you abort?</text:p>
            </text:list-item>
          </text:list>
          <text:p text:style-name="P22"/>
          <text:p text:style-name="P22">Can a child with down syndrome have a normal life?</text:p>
          <text:p text:style-name="P22">How difficult for a child with down syndrome is to have a normal life?</text:p>
          <text:p text:style-name="P24">How terrible/bad is to have a misscarriage of a fetus with down syndrome?</text:p>
          <text:p text:style-name="P25">How bad/terrible/inmoral/ilegal is to voluntarily abort a fetus with down syndrome?</text:p>
          <text:p text:style-name="P23">How difficult is to have a child with down syndrome?</text:p>
          <text:p text:style-name="P26">How hard is for a mother to have a child with down syndrome?</text:p>
          <text:p text:style-name="P13"><text:span text:style-name="T10">How scary/</text:span><text:span text:style-name="T11">firghtening/terrifying</text:span><text:span text:style-name="T10"> is to be pregnant with a fetus with dorwn syndrome?</text:span></text:p>
          <text:p text:style-name="P21">Would you voluntarily abort a fetus with down syndrome?</text:p>
          <text:p text:style-name="P21">Is having down syndrome a reason to get an abortion?</text:p>
        </text:list-header>
      </text:list>
      <text:p text:style-name="P5"/>
      <text:p text:style-name="P5"/>
      <text:p text:style-name="P8">Abortion</text:p>
      <text:p text:style-name="P8"/>
      <text:list xml:id="list6775364068512256919" text:style-name="L2">
        <text:list-item>
          <text:p text:style-name="P27">Life begins at conception.</text:p>
        </text:list-item>
        <text:list-item>
          <text:p text:style-name="P27">Life begins at birth.</text:p>
        </text:list-item>
        <text:list-item>
          <text:p text:style-name="P30">Abortion is all right <text:span text:style-name="T4">until the X month </text:span>of pre<text:span text:style-name="T4">g</text:span>nancy.</text:p>
        </text:list-item>
        <text:list-item>
          <text:p text:style-name="P30">Abortion is/is not sinful.</text:p>
        </text:list-item>
        <text:list-item>
          <text:p text:style-name="P30">Abortion is/is not murder.</text:p>
        </text:list-item>
        <text:list-item>
          <text:p text:style-name="P31">Abortion is/is not inmoral. / <text:span text:style-name="T1">Abortion is morally wrong.</text:span><text:span text:style-name="T3">/I believe abortion goes against all morals.</text:span></text:p>
        </text:list-item>
        <text:list-item>
          <text:p text:style-name="P30">Abortion is a human right.</text:p>
        </text:list-item>
        <text:list-item>
          <text:p text:style-name="P30">The embryo is not really a human being.</text:p>
        </text:list-item>
        <text:list-item>
          <text:p text:style-name="P32">Abortion is not acceptable under any circumstances.</text:p>
        </text:list-item>
        <text:list-item>
          <text:p text:style-name="P33">If a woman finds out her baby will be born with a defect, she has the right to abort the child./<text:span text:style-name="T1">Abortion should be legal if the fetus has a birth defect./</text:span><text:span text:style-name="T2">Where the child is likely to be born physically defective, abortion should be allowed.</text:span></text:p>
        </text:list-item>
        <text:list-item>
          <text:p text:style-name="P38"><text:span text:style-name="T8">Abortion should be legal/</text:span><text:span text:style-name="T9">illegal</text:span><text:span text:style-name="T8"> in all situations.</text:span></text:p>
        </text:list-item>
        <text:list-item>
          <text:p text:style-name="P34">Choose the option that best fits you:</text:p>
          <text:p text:style-name="P39">1. I would probably have an abortion</text:p>
          <text:p text:style-name="P39">2. I would not have an abortion, but it should be available for others</text:p>
          <text:p text:style-name="P28">3. I would not have an abortion and it should not be available to others </text:p>
          <text:p text:style-name="P29"/>
        </text:list-item>
      </text:list>
      <text:p text:style-name="P3"/>
      <text:list xml:id="list3125365721776088642" text:style-name="L3">
        <text:list-header>
          <text:p text:style-name="P18"/>
        </text:list-header>
      </text:list>
      <text:p text:style-name="P3"/>
      <text:p text:style-name="P12"><text:span text:style-name="T6">B</text:span><text:span text:style-name="T5">reast cancer</text:span></text:p>
      <text:p text:style-name="P2"/>
      <text:p text:style-name="P6">Champion et al. <text:span text:style-name="T12">1989</text:span></text:p>
      <text:list xml:id="list958282907216076634" text:style-name="L4">
        <text:list-item>
          <text:p text:style-name="P35">The thought of breast cancer scares me</text:p>
        </text:list-item>
        <text:list-item>
          <text:p text:style-name="P35">When I think about breast cancer, I feel nervous</text:p>
        </text:list-item>
        <text:list-item>
          <text:p text:style-name="P35">When I think about breast cancer, I get upset</text:p>
        </text:list-item>
        <text:list-item>
          <text:p text:style-name="P35">When I think about breast cancer, I get depressed</text:p>
        </text:list-item>
        <text:list-item>
          <text:p text:style-name="P35">When I think about breast cancer, I get jittery</text:p>
        </text:list-item>
        <text:list-item>
          <text:p text:style-name="P35">When I think about breast cancer, my heart beats faster</text:p>
        </text:list-item>
        <text:list-item>
          <text:p text:style-name="P35">When I think about breast cancer, I feel uneasy</text:p>
        </text:list-item>
        <text:list-item>
          <text:p text:style-name="P36">When I think about breast cancer, I feel anxious</text:p>
        </text:list-item>
      </text:list>
      <text:p text:style-name="P10"/>
      <text:p text:style-name="P10"/>
      <text:p text:style-name="P10"/>
      <text:p text:style-name="P9">Mastectomy/breasts</text:p>
      <text:p text:style-name="P9"/>
      <text:list xml:id="list3022964628750167641" text:style-name="L5">
        <text:list-item>
          <text:p text:style-name="P19">how important are breasts (own).</text:p>
        </text:list-item>
        <text:list-item>
          <text:p text:style-name="P19">how terrible is to lose a breast.</text:p>
        </text:list-item>
        <text:list-item>
          <text:p text:style-name="P19">how hard is to have breast cancer.</text:p>
        </text:list-item>
        <text:list-item>
          <text:p text:style-name="P19">how scary is to have breast cancer</text:p>
        </text:list-item>
      </text:list>
      <text:p text:style-name="P2"/>
      <text:p text:style-name="P7">Reaby &amp; Hort 1995</text:p>
      <text:list xml:id="list6922920784023598807" text:style-name="L6">
        <text:list-item>
          <text:p text:style-name="P37">I think that breasts make me desirable and acceptable as a woman.</text:p>
        </text:list-item>
        <text:list-item>
          <text:p text:style-name="P37">To me, having breasts is not an important part of being a woman.</text:p>
        </text:list-item>
        <text:list-item>
          <text:p text:style-name="P37">I think breasts are not necessary for me to attract a mate.</text:p>
        </text:list-item>
        <text:list-item>
          <text:p text:style-name="P37">In my opinion, having breasts is important in keeping a mate.</text:p>
        </text:list-item>
        <text:list-item>
          <text:p text:style-name="P37">I feel that a mastectomy makes me less desirable to my sexual partner</text:p>
        </text:list-item>
        <text:list-item>
          <text:p text:style-name="P37">I think that a man could enjoy sexual relations with me following a mastectomy as much as he did with me when I still had my breast(s).</text:p>
        </text:list-item>
        <text:list-item>
          <text:p text:style-name="P37">I feel that a man would rather not marry me if he knew that I had a mastectomy.</text:p>
        </text:list-item>
        <text:list-item>
          <text:p text:style-name="P37">After the recovery period, I enjoyed sexual relations as much as I did before having the mastectomy.</text:p>
        </text:list-item>
        <text:list-item>
          <text:p text:style-name="P37">I believe that after my mastectomy that I did not feel less of a woman than other women who have not had mastectomies.</text:p>
        </text:list-item>
        <text:list-item>
          <text:p text:style-name="P37">I feel that my mastectomy caused me to lose my sexual <text:span text:style-name="T14">desire.</text:span></text:p>
        </text:list-item>
      </text:list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7:48:23.266329697</meta:creation-date>
    <dc:date>2018-01-17T16:31:13.075514262</dc:date>
    <meta:editing-duration>PT6H10M7S</meta:editing-duration>
    <meta:editing-cycles>21</meta:editing-cycles>
    <meta:generator>LibreOffice/5.2.7.2$Linux_X86_64 LibreOffice_project/20m0$Build-2</meta:generator>
    <dc:creator>Nicolas </dc:creator>
    <meta:document-statistic meta:table-count="0" meta:image-count="0" meta:object-count="0" meta:page-count="2" meta:paragraph-count="58" meta:word-count="620" meta:character-count="3230" meta:non-whitespace-character-count="2707"/>
  </office:meta>
</office:document-meta>
</file>